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 style:font-pitch="variable"/>
    <style:font-face style:name="Goudy Old Style" svg:font-family="'Goudy Old Style'" style:font-family-generic="roman" style:font-pitch="variable"/>
    <style:font-face style:name="Goudy Stout" svg:font-family="'Goudy Stout'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itle">
      <style:paragraph-properties fo:line-height="0.1409in"/>
      <style:text-properties style:font-name="DejaVu Sans Mono" fo:font-size="8pt" style:text-underline-style="none" style:font-size-asian="8pt" style:font-size-complex="8pt"/>
    </style:style>
    <style:style style:name="P2" style:family="paragraph" style:parent-style-name="Title">
      <style:paragraph-properties fo:line-height="0.1409in"/>
    </style:style>
    <style:style style:name="P3" style:family="paragraph" style:parent-style-name="Title">
      <style:paragraph-properties fo:line-height="0.1409in" fo:text-align="start" style:justify-single-word="false"/>
    </style:style>
    <style:style style:name="P4" style:family="paragraph" style:parent-style-name="Title">
      <style:paragraph-properties fo:line-height="0.1409in" fo:text-align="start" style:justify-single-word="false"/>
      <style:text-properties officeooo:paragraph-rsid="0015f1bb"/>
    </style:style>
    <style:style style:name="P5" style:family="paragraph" style:parent-style-name="Title">
      <style:paragraph-properties fo:line-height="0.1409in"/>
      <style:text-properties officeooo:paragraph-rsid="0015f1bb"/>
    </style:style>
    <style:style style:name="P6" style:family="paragraph" style:parent-style-name="Title">
      <style:paragraph-properties fo:line-height="200%"/>
    </style:style>
    <style:style style:name="P7" style:family="paragraph" style:parent-style-name="Title">
      <style:paragraph-properties fo:line-height="200%" fo:text-align="start" style:justify-single-word="false"/>
    </style:style>
    <style:style style:name="P8" style:family="paragraph" style:parent-style-name="Title" style:master-page-name="Standard">
      <style:paragraph-properties fo:line-height="0.1409in" style:page-number="auto"/>
    </style:style>
    <style:style style:name="P9" style:family="paragraph" style:parent-style-name="Footer">
      <style:text-properties fo:color="#000000"/>
    </style:style>
    <style:style style:name="P10" style:family="paragraph" style:parent-style-name="Footer">
      <style:paragraph-properties fo:margin-left="0in" fo:margin-right="0.25in" fo:text-indent="0in" style:auto-text-indent="false"/>
    </style:style>
    <style:style style:name="P11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DejaVu Sans Mono" fo:font-size="8pt" style:text-underline-style="solid" style:text-underline-width="auto" style:text-underline-color="font-color" style:font-size-asian="8pt" style:font-size-complex="8pt"/>
    </style:style>
    <style:style style:name="T2" style:family="text">
      <style:text-properties style:font-name="DejaVu Sans Mono" fo:font-size="8pt" style:text-underline-style="none" style:font-size-asian="8pt" style:font-size-complex="8pt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PIES/C-PIES Telemetry checklist</text:span></text:p>
      <text:p text:style-name="P1"/>
      <text:p text:style-name="P3"><text:span text:style-name="T2"><text:s text:c="9"/>SITE________ URI _________IES SN#________ <text:s text:c="2"/>OPERATION: CTD, <text:s text:c="3"/>Telemetry</text:span></text:p>
      <text:p text:style-name="P1"/>
      <text:p text:style-name="P2"><text:span text:style-name="T2">LATITUDE:______________ <text:s text:c="20"/>LONGITUDE:__________________</text:span></text:p>
      <text:p text:style-name="P3"><text:span text:style-name="T2"><text:s text:c="9"/></text:span></text:p>
      <text:p text:style-name="P4"><text:span text:style-name="T2"><text:s text:c="9"/>DEPTH:____________ TELEMETRY CODE:_______ <text:s text:c="2"/>CLEAR CODE: 76</text:span></text:p>
      <text:p text:style-name="P5"><text:span text:style-name="T2"><text:s text:c="67"/>CHECK</text:span></text:p>
      <text:p text:style-name="P7"><text:span text:style-name="T2"><text:s text:c="9"/></text:span><text:span text:style-name="T1">Approaching station</text:span></text:p>
      <text:p text:style-name="P7"><text:span text:style-name="T2"><text:s text:c="10"/>1. Configure Benthos Deck Unit and Test communication with laptop</text:span></text:p>
      <text:p text:style-name="P6"><text:span text:style-name="T2"><text:s/>• Open AOML IES telemetry App. in your laptop <text:s text:c="20"/>_____</text:span></text:p>
      <text:p text:style-name="P6"><text:span text:style-name="T2"><text:s/>• Turn the Benthos Deck Unit to REMOTE mode <text:s text:c="22"/>_____</text:span></text:p>
      <text:p text:style-name="P6"><text:span text:style-name="T2"><text:s/>• Select where to save the data file (ex. C:\...\wbts1602) <text:s text:c="7"/>_____</text:span></text:p>
      <text:p text:style-name="P6"><text:span text:style-name="T2"><text:s/>• Select the correct Deck Unit type <text:s text:c="30"/>_____</text:span></text:p>
      <text:p text:style-name="P6"><text:span text:style-name="T2"><text:s/>• Select the correct Serial Port Configuration <text:s text:c="19"/>_____</text:span></text:p>
      <text:p text:style-name="P6"><text:span text:style-name="T2"><text:s/>• Specify the IES type, model, firmware and serial number <text:s text:c="8"/>_____</text:span></text:p>
      <text:p text:style-name="P6"><text:span text:style-name="T2"><text:s/>• Select “Connect” to test the communication to Benthos box <text:s text:c="6"/>_____</text:span></text:p>
      <text:p text:style-name="P7"><text:span text:style-name="T2"><text:s text:c="10"/>• If you are using DS7000, use gain of __________</text:span></text:p>
      <text:p text:style-name="P7"><text:span text:style-name="T2"><text:s text:c="10"/></text:span><text:span text:style-name="T1">On station</text:span></text:p>
      <text:p text:style-name="P6"><text:span text:style-name="T2"><text:s/>2. Turn SeaBeam/Bathy2000-type systems to passive mode <text:s text:c="11"/>_____</text:span></text:p>
      <text:p text:style-name="P7"><text:span text:style-name="T2"><text:s text:c="10"/>3. Communicate with the Bridge and tell them that an</text:span></text:p>
      <text:p text:style-name="P6"><text:span text:style-name="T2"><text:s text:c="4"/>over-the-side transducer will be in use (if appropriate) <text:s text:c="6"/>_____</text:span></text:p>
      <text:p text:style-name="P6"><text:span text:style-name="T2"><text:s/>4. Put Benthos transducer over the side (if appropriate) <text:s text:c="9"/>_____</text:span></text:p>
      <text:p text:style-name="P6"><text:span text:style-name="T2"><text:s/>5. In Benthos COMMAND mode, send 12 kHz CLEAR command <text:s text:c="12"/>_____</text:span></text:p>
      <text:p text:style-name="P6"><text:span text:style-name="T2"><text:s/>6. In Benthos COMMAND mode, send 12 kHz TELEM command <text:s text:c="12"/>_____</text:span></text:p>
      <text:p text:style-name="P6"><text:span text:style-name="T2"><text:s/>7. QUICKLY! <text:s/>Change Benthos box to REMOTE mode <text:s text:c="19"/>_____</text:span></text:p>
      <text:p text:style-name="P6"><text:span text:style-name="T2"><text:s/>8. Select “Ping” (single ping) in AOML IES Telemetry App. <text:s text:c="8"/>_____</text:span></text:p>
      <text:p text:style-name="P6"><text:span text:style-name="T2">When telemetry download complete (back to___________Yearday__________)</text:span></text:p>
      <text:p text:style-name="P6"><text:span text:style-name="T2"><text:s/>9. In Benthos COMMAND mode, send 12 kHz CLEAR command <text:s text:c="12"/>_____</text:span></text:p>
      <text:p text:style-name="P6"><text:span text:style-name="T2"><text:s/>10. Pull Benthos transducer onboard and wash it <text:s text:c="18"/>_____</text:span></text:p>
      <text:p text:style-name="P6"><text:span text:style-name="T2"><text:s/>11. Tell Bridge transducer is back onboard <text:s text:c="23"/>_____</text:span></text:p>
      <text:p text:style-name="P6"><text:span text:style-name="T2"><text:s/>12. Back up the files to another computer!!!! <text:s text:c="20"/>_____</text:span></text:p>
      <text:p text:style-name="P6"><text:span text:style-name="T2"><text:s/>13. Turn SeaBeam/Bathy2010 systems into active mode <text:s text:c="14"/>_____</text:span></text:p>
      <text:p text:style-name="P7"><text:span text:style-name="T2"><text:s text:c="10"/>Date of telemetry download:____________________________________________</text:span></text:p>
      <text:p text:style-name="P7"><text:span text:style-name="T2"><text:s text:c="10"/>Time of telemetry download (UTC):______________________________________</text:span></text:p>
      <text:p text:style-name="P7"><text:span text:style-name="T2"><text:s text:c="10"/>Length of record downloaded:___________________________________________</text:span></text:p>
      <text:p text:style-name="P7"><text:span text:style-name="T2"><text:s text:c="10"/>Directory where files copied:__________________________________________</text:span></text:p>
      <text:p text:style-name="P7"><text:span text:style-name="T2"><text:s text:c="10"/>Filename of data file: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roman" style:font-pitch="variable"/>
    <style:font-face style:name="Goudy Old Style" svg:font-family="'Goudy Old Style'" style:font-family-generic="roman" style:font-pitch="variable"/>
    <style:font-face style:name="Goudy Stout" svg:font-family="'Goudy Stout'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Goudy Stout" fo:font-family="'Goudy Stout'" style:font-family-generic="roman" style:font-pitch="variable" fo:font-size="42pt" style:font-size-asian="42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Goudy Old Style" fo:font-family="'Goudy Old Style'" style:font-family-generic="roman" style:font-pitch="variable" fo:font-size="32pt" style:font-size-asian="3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Goudy Old Style" fo:font-family="'Goudy Old Style'" style:font-family-generic="roman" style:font-pitch="variable" fo:font-size="24pt" style:font-size-asian="2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Goudy Old Style" fo:font-family="'Goudy Old Style'" style:font-family-generic="roman" style:font-pitch="variable" fo:font-size="22pt" style:font-size-asian="2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font-name="Goudy Old Style" fo:font-family="'Goudy Old Style'" style:font-family-generic="roman" style:font-pitch="variable" fo:font-size="18pt" style:font-size-asian="18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.25in" fo:margin-right="0in" fo:text-indent="0in" style:auto-text-indent="false" fo:keep-with-next="always"/>
      <style:text-properties style:font-name="Goudy Old Style" fo:font-family="'Goudy Old Style'" style:font-family-generic="roman" style:font-pitch="variable"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style:font-name="Goudy Old Style" fo:font-family="'Goudy Old Style'" style:font-family-generic="roman" style:font-pitch="variable" fo:font-weight="bold" style:font-weight-asian="bold" style:font-weight-complex="bold"/>
    </style:style>
    <style:style style:name="Body_20_Text_20_2" style:display-name="Body Text 2" style:family="paragraph" style:parent-style-name="Standard" style:default-outline-level="">
      <style:text-properties style:font-name="Goudy Old Style" fo:font-family="'Goudy Old Style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Goudy Old Style" fo:font-family="'Goudy Old Style'" style:font-family-generic="roman" style:font-pitch="variable"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Arial" style:font-family-complex="Arial" style:font-family-generic-complex="system" style:font-pitch-complex="variable"/>
    </style:style>
    <style:style style:name="ListLabel_20_4" style:display-name="ListLabel 4" style:family="text">
      <style:text-properties style:font-name="Times" fo:font-family="Time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2" svg:width="0.0169in" svg:height="0.1906in" svg:x="5.9827in" svg:y="0.000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22:12:00</meta:creation-date>
    <meta:initial-creator>Christopher Meinen</meta:initial-creator>
    <dc:language>en-US</dc:language>
    <meta:print-date>2019-03-04T12:51:01.523065666</meta:print-date>
    <dc:date>2019-03-04T13:03:48.448697988</dc:date>
    <meta:editing-cycles>29</meta:editing-cycles>
    <dc:title>Planned IES operations for September 2006 Abaco cruise</dc:title>
    <meta:editing-duration>PT1H21M47S</meta:editing-duration>
    <meta:generator>LibreOffice/6.1.5.2$Linux_X86_64 LibreOffice_project/10$Build-2</meta:generator>
    <meta:document-statistic meta:table-count="0" meta:image-count="0" meta:object-count="0" meta:page-count="1" meta:paragraph-count="36" meta:word-count="263" meta:character-count="2419" meta:non-whitespace-character-count="1672"/>
    <meta:user-defined meta:name="AppVersion">14.0000</meta:user-defined>
    <meta:user-defined meta:name="Company"> NOAA/AOM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